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1"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officeooo:rsid="001c7245" officeooo:paragraph-rsid="00215aec"/>
    </style:style>
    <style:style style:name="P2" style:family="paragraph" style:parent-style-name="Text_20_body">
      <style:text-properties officeooo:rsid="00786094" officeooo:paragraph-rsid="00786094"/>
    </style:style>
    <style:style style:name="P3" style:family="paragraph" style:parent-style-name="Text_20_body">
      <style:text-properties officeooo:rsid="0079e4ed" officeooo:paragraph-rsid="0079e4ed"/>
    </style:style>
    <style:style style:name="P4" style:family="paragraph" style:parent-style-name="Text_20_body">
      <style:text-properties officeooo:rsid="007de455" officeooo:paragraph-rsid="007de455"/>
    </style:style>
    <style:style style:name="P5" style:family="paragraph" style:parent-style-name="Text_20_body">
      <style:text-properties fo:font-weight="normal" officeooo:rsid="008dfd99" officeooo:paragraph-rsid="008dfd99" style:font-weight-asian="normal" style:font-weight-complex="normal"/>
    </style:style>
    <style:style style:name="P6" style:family="paragraph" style:parent-style-name="Text_20_body">
      <style:text-properties officeooo:rsid="008641ce" officeooo:paragraph-rsid="008641ce"/>
    </style:style>
    <style:style style:name="P7" style:family="paragraph" style:parent-style-name="Text_20_body">
      <style:text-properties officeooo:rsid="008449e1" officeooo:paragraph-rsid="008449e1"/>
    </style:style>
    <style:style style:name="P8" style:family="paragraph" style:parent-style-name="Code">
      <style:text-properties fo:font-style="normal" fo:font-weight="normal" officeooo:rsid="001b1340" officeooo:paragraph-rsid="001c7245" style:font-style-asian="normal" style:font-weight-asian="normal" style:font-style-complex="normal" style:font-weight-complex="normal"/>
    </style:style>
    <style:style style:name="P9" style:family="paragraph" style:parent-style-name="Code">
      <style:text-properties fo:font-style="normal" officeooo:rsid="001b1340" officeooo:paragraph-rsid="001b1340" style:font-style-asian="normal" style:font-style-complex="normal"/>
    </style:style>
    <style:style style:name="P10" style:family="paragraph" style:parent-style-name="Code">
      <style:text-properties fo:font-style="normal" officeooo:rsid="0071775d" officeooo:paragraph-rsid="0071775d" style:font-style-asian="normal" style:font-style-complex="normal"/>
    </style:style>
    <style:style style:name="P11" style:family="paragraph" style:parent-style-name="Code">
      <style:text-properties officeooo:rsid="00786094" officeooo:paragraph-rsid="00786094"/>
    </style:style>
    <style:style style:name="P12" style:family="paragraph" style:parent-style-name="Code">
      <style:text-properties officeooo:rsid="00786094" officeooo:paragraph-rsid="007de455"/>
    </style:style>
    <style:style style:name="P13" style:family="paragraph" style:parent-style-name="Code">
      <style:text-properties officeooo:rsid="00831762" officeooo:paragraph-rsid="00831762"/>
    </style:style>
    <style:style style:name="P14" style:family="paragraph" style:parent-style-name="Code">
      <style:text-properties officeooo:rsid="008641ce" officeooo:paragraph-rsid="008641ce"/>
    </style:style>
    <style:style style:name="P15" style:family="paragraph" style:parent-style-name="Code">
      <style:text-properties officeooo:rsid="008641ce" officeooo:paragraph-rsid="0089ed2e"/>
    </style:style>
    <style:style style:name="P16" style:family="paragraph" style:parent-style-name="Code">
      <style:text-properties fo:font-weight="normal" officeooo:rsid="008dfd99" officeooo:paragraph-rsid="008dfdc7" style:font-weight-asian="normal" style:font-weight-complex="normal"/>
    </style:style>
    <style:style style:name="P17" style:family="paragraph" style:parent-style-name="Text_20_body">
      <style:paragraph-properties fo:margin-top="0.499cm" fo:margin-bottom="0.499cm" loext:contextual-spacing="false" style:shadow="none"/>
      <style:text-properties fo:font-size="14pt" fo:font-weight="bold" officeooo:rsid="0026a729" officeooo:paragraph-rsid="00984547" style:font-size-asian="14pt" style:font-weight-asian="bold" style:font-size-complex="14pt" style:font-weight-complex="bold"/>
    </style:style>
    <style:style style:name="P18" style:family="paragraph" style:parent-style-name="Text_20_body">
      <style:paragraph-properties fo:margin-top="0.499cm" fo:margin-bottom="0.499cm" loext:contextual-spacing="false" fo:text-align="center" style:justify-single-word="false" fo:padding="0.199cm" fo:border="0.06pt solid #000000" style:shadow="none"/>
      <style:text-properties fo:font-size="14pt" fo:font-weight="normal" officeooo:paragraph-rsid="00984547" style:font-size-asian="14pt" style:font-weight-asian="normal" style:font-size-complex="14pt" style:font-weight-complex="normal"/>
    </style:style>
    <style:style style:name="P19" style:family="paragraph" style:parent-style-name="Text_20_body">
      <style:paragraph-properties fo:margin-top="0.499cm" fo:margin-bottom="0.499cm" loext:contextual-spacing="false" fo:text-align="center" style:justify-single-word="false" fo:padding="0.199cm" fo:border="0.06pt solid #000000" style:shadow="none"/>
      <style:text-properties fo:font-size="14pt" fo:font-weight="normal" officeooo:rsid="00a44f18" officeooo:paragraph-rsid="00a44f18" style:font-size-asian="14pt" style:font-weight-asian="normal" style:font-size-complex="14pt" style:font-weight-complex="normal"/>
    </style:style>
    <style:style style:name="P20" style:family="paragraph" style:parent-style-name="Text_20_body" style:list-style-name="L1">
      <style:text-properties officeooo:paragraph-rsid="00215aec"/>
    </style:style>
    <style:style style:name="P21" style:family="paragraph" style:parent-style-name="Text_20_body" style:list-style-name="L2">
      <style:text-properties officeooo:rsid="001b1340" officeooo:paragraph-rsid="001b1340"/>
    </style:style>
    <style:style style:name="P22" style:family="paragraph" style:parent-style-name="Text_20_body" style:list-style-name="L2">
      <style:text-properties fo:font-size="11pt" fo:font-style="normal" fo:font-weight="normal" officeooo:rsid="0071775d" officeooo:paragraph-rsid="0071775d" style:font-size-asian="9.60000038146973pt" style:font-style-asian="normal" style:font-weight-asian="normal" style:font-size-complex="11pt" style:font-style-complex="normal" style:font-weight-complex="normal"/>
    </style:style>
    <style:style style:name="P23" style:family="paragraph" style:parent-style-name="Text_20_body" style:list-style-name="L2">
      <style:text-properties fo:font-style="normal" fo:font-weight="normal" officeooo:rsid="001c7245" officeooo:paragraph-rsid="001c7245" style:font-style-asian="normal" style:font-weight-asian="normal" style:font-style-complex="normal" style:font-weight-complex="normal"/>
    </style:style>
    <style:style style:name="P24" style:family="paragraph" style:parent-style-name="Text_20_body" style:list-style-name="L3">
      <style:text-properties officeooo:rsid="00786094" officeooo:paragraph-rsid="00786094"/>
    </style:style>
    <style:style style:name="P25" style:family="paragraph" style:parent-style-name="Text_20_body" style:list-style-name="L4">
      <style:text-properties officeooo:rsid="00786094" officeooo:paragraph-rsid="00786094"/>
    </style:style>
    <style:style style:name="P26" style:family="paragraph" style:parent-style-name="Text_20_body" style:list-style-name="L5">
      <style:text-properties officeooo:rsid="00786094" officeooo:paragraph-rsid="00786094"/>
    </style:style>
    <style:style style:name="P27" style:family="paragraph" style:parent-style-name="Text_20_body" style:list-style-name="L5">
      <style:text-properties officeooo:rsid="0079e4ed" officeooo:paragraph-rsid="0079e4ed"/>
    </style:style>
    <style:style style:name="P28" style:family="paragraph" style:parent-style-name="Text_20_body" style:list-style-name="L6">
      <style:text-properties officeooo:rsid="0079e4ed" officeooo:paragraph-rsid="0079e4ed"/>
    </style:style>
    <style:style style:name="P29" style:family="paragraph" style:parent-style-name="Text_20_body" style:list-style-name="L7">
      <style:text-properties officeooo:rsid="008641ce" officeooo:paragraph-rsid="008641ce"/>
    </style:style>
    <style:style style:name="P30" style:family="paragraph" style:parent-style-name="Text_20_body" style:list-style-name="L7">
      <style:text-properties officeooo:rsid="0089ed2e" officeooo:paragraph-rsid="0089ed2e"/>
    </style:style>
    <style:style style:name="P31" style:family="paragraph" style:parent-style-name="Text_20_body" style:list-style-name="L8">
      <style:text-properties officeooo:paragraph-rsid="007de455"/>
    </style:style>
    <style:style style:name="P32" style:family="paragraph" style:parent-style-name="Text_20_body" style:list-style-name="L8">
      <style:text-properties officeooo:rsid="008caea6" officeooo:paragraph-rsid="008caea6"/>
    </style:style>
    <style:style style:name="P33" style:family="paragraph" style:parent-style-name="Text_20_body" style:list-style-name="L8">
      <style:text-properties officeooo:rsid="007e5b7e" officeooo:paragraph-rsid="0081010f"/>
    </style:style>
    <style:style style:name="P34" style:family="paragraph" style:parent-style-name="Text_20_body" style:list-style-name="L9">
      <style:text-properties officeooo:rsid="008c503b" officeooo:paragraph-rsid="008c503b"/>
    </style:style>
    <style:style style:name="P35" style:family="paragraph" style:parent-style-name="Text_20_body" style:list-style-name="L9">
      <style:text-properties officeooo:rsid="008c503b" officeooo:paragraph-rsid="00959a7c"/>
    </style:style>
    <style:style style:name="P36" style:family="paragraph" style:parent-style-name="Text_20_body" style:list-style-name="L9">
      <style:text-properties officeooo:rsid="00959a7c" officeooo:paragraph-rsid="00959a7c"/>
    </style:style>
    <style:style style:name="P37" style:family="paragraph" style:parent-style-name="Text_20_body" style:list-style-name="L9">
      <style:text-properties officeooo:rsid="0094c3e9" officeooo:paragraph-rsid="0094c3e9"/>
    </style:style>
    <style:style style:name="P38" style:family="paragraph" style:parent-style-name="Text_20_body" style:list-style-name="L10">
      <style:text-properties fo:font-weight="normal" officeooo:rsid="008dfd99" officeooo:paragraph-rsid="008dfd99" style:font-weight-asian="normal" style:font-weight-complex="normal"/>
    </style:style>
    <style:style style:name="P39" style:family="paragraph" style:parent-style-name="Text_20_body" style:list-style-name="L10">
      <style:text-properties fo:font-weight="normal" officeooo:rsid="008dfd99" officeooo:paragraph-rsid="008ee4bd" style:font-weight-asian="normal" style:font-weight-complex="normal"/>
    </style:style>
    <style:style style:name="P40" style:family="paragraph" style:parent-style-name="Text_20_body" style:list-style-name="L11">
      <style:text-properties fo:font-weight="normal" officeooo:rsid="008dfd99" officeooo:paragraph-rsid="008dfd99" style:font-weight-asian="normal" style:font-weight-complex="normal"/>
    </style:style>
    <style:style style:name="P41" style:family="paragraph" style:parent-style-name="Text_20_body" style:list-style-name="L11">
      <style:text-properties officeooo:paragraph-rsid="008dfd99"/>
    </style:style>
    <style:style style:name="P42" style:family="paragraph" style:parent-style-name="Text_20_body" style:list-style-name="L7">
      <style:text-properties officeooo:rsid="00b8a4c1" officeooo:paragraph-rsid="00b8a4c1"/>
    </style:style>
    <style:style style:name="P43" style:family="paragraph" style:parent-style-name="Text_20_body">
      <style:text-properties officeooo:rsid="00b8a4c1" officeooo:paragraph-rsid="00b8a4c1"/>
    </style:style>
    <style:style style:name="P44" style:family="paragraph" style:parent-style-name="Text_20_body" style:list-style-name="L1" style:master-page-name="">
      <style:paragraph-properties fo:margin-top="0cm" fo:margin-bottom="0.499cm" loext:contextual-spacing="false" style:page-number="auto"/>
      <style:text-properties officeooo:paragraph-rsid="00215aec"/>
    </style:style>
    <style:style style:name="P45" style:family="paragraph" style:parent-style-name="Heading_20_2">
      <style:text-properties officeooo:rsid="0026a729" officeooo:paragraph-rsid="001b1340"/>
    </style:style>
    <style:style style:name="P46" style:family="paragraph" style:parent-style-name="Heading_20_2">
      <style:text-properties officeooo:rsid="0071775d" officeooo:paragraph-rsid="0071775d"/>
    </style:style>
    <style:style style:name="P47" style:family="paragraph" style:parent-style-name="Heading_20_2">
      <style:text-properties officeooo:rsid="0079e4ed" officeooo:paragraph-rsid="0079e4ed"/>
    </style:style>
    <style:style style:name="P48" style:family="paragraph" style:parent-style-name="Heading_20_2">
      <style:text-properties officeooo:rsid="008641ce" officeooo:paragraph-rsid="008641ce"/>
    </style:style>
    <style:style style:name="P49" style:family="paragraph" style:parent-style-name="Heading_20_2">
      <style:text-properties officeooo:rsid="007de455" officeooo:paragraph-rsid="007de455"/>
    </style:style>
    <style:style style:name="P50" style:family="paragraph" style:parent-style-name="Heading_20_2">
      <style:text-properties officeooo:rsid="008449e1" officeooo:paragraph-rsid="008449e1"/>
    </style:style>
    <style:style style:name="P51" style:family="paragraph" style:parent-style-name="Heading_20_2">
      <style:text-properties fo:font-weight="bold" officeooo:rsid="008dfd99" officeooo:paragraph-rsid="008dfd99" style:font-weight-asian="bold" style:font-weight-complex="bold"/>
    </style:style>
    <style:style style:name="P52" style:family="paragraph" style:parent-style-name="Heading_20_1">
      <style:text-properties officeooo:rsid="0025b41d" officeooo:paragraph-rsid="0025b41d"/>
    </style:style>
    <style:style style:name="P53" style:family="paragraph" style:parent-style-name="Code" style:list-style-name="L5">
      <style:text-properties officeooo:rsid="0079e4ed" officeooo:paragraph-rsid="0079e4ed"/>
    </style:style>
    <style:style style:name="P54" style:family="paragraph" style:parent-style-name="Code" style:list-style-name="L6">
      <style:text-properties officeooo:rsid="0079e4ed" officeooo:paragraph-rsid="0079e4ed"/>
    </style:style>
    <style:style style:name="P55" style:family="paragraph" style:parent-style-name="Code" style:list-style-name="L8">
      <style:text-properties officeooo:rsid="0079e4ed" officeooo:paragraph-rsid="007de455"/>
    </style:style>
    <style:style style:name="P56" style:family="paragraph" style:parent-style-name="Code" style:list-style-name="L6">
      <style:text-properties officeooo:rsid="007bb632" officeooo:paragraph-rsid="007bb632"/>
    </style:style>
    <style:style style:name="P57" style:family="paragraph" style:parent-style-name="Code" style:list-style-name="L6">
      <style:text-properties officeooo:rsid="00a63b94" officeooo:paragraph-rsid="00a63b94"/>
    </style:style>
    <style:style style:name="P58" style:family="paragraph" style:parent-style-name="Code" style:list-style-name="L6">
      <style:text-properties officeooo:rsid="007bdbc7" officeooo:paragraph-rsid="007bdbc7"/>
    </style:style>
    <style:style style:name="P59" style:family="paragraph" style:parent-style-name="Code" style:list-style-name="L6">
      <style:text-properties officeooo:rsid="007d85cf" officeooo:paragraph-rsid="007d85cf"/>
    </style:style>
    <style:style style:name="P60" style:family="paragraph" style:parent-style-name="Code" style:list-style-name="L6">
      <style:text-properties officeooo:rsid="007d85cf" officeooo:paragraph-rsid="007de455"/>
    </style:style>
    <style:style style:name="P61" style:family="paragraph" style:parent-style-name="Code" style:list-style-name="L7">
      <style:text-properties officeooo:rsid="008641ce" officeooo:paragraph-rsid="0089ed2e"/>
    </style:style>
    <style:style style:name="P62" style:family="paragraph" style:parent-style-name="Code">
      <style:text-properties officeooo:rsid="008641ce" officeooo:paragraph-rsid="008641ce"/>
    </style:style>
    <style:style style:name="P63" style:family="paragraph" style:parent-style-name="Code" style:list-style-name="L7">
      <style:text-properties officeooo:rsid="0089ed2e" officeooo:paragraph-rsid="0089ed2e"/>
    </style:style>
    <style:style style:name="P64" style:family="paragraph" style:parent-style-name="Code" style:list-style-name="L8">
      <style:text-properties officeooo:rsid="008caea6" officeooo:paragraph-rsid="008caea6"/>
    </style:style>
    <style:style style:name="P65" style:family="paragraph" style:parent-style-name="Code" style:list-style-name="L9">
      <style:text-properties officeooo:rsid="008c503b" officeooo:paragraph-rsid="008c503b"/>
    </style:style>
    <style:style style:name="P66" style:family="paragraph" style:parent-style-name="Code" style:list-style-name="L9">
      <style:text-properties officeooo:rsid="008c503b" officeooo:paragraph-rsid="0094c3e9"/>
    </style:style>
    <style:style style:name="P67" style:family="paragraph" style:parent-style-name="Code" style:list-style-name="L11"/>
    <style:style style:name="P68" style:family="paragraph" style:parent-style-name="Code" style:list-style-name="L11">
      <style:text-properties fo:font-weight="normal" officeooo:rsid="008dfd99" officeooo:paragraph-rsid="008dfd99" style:font-weight-asian="normal" style:font-weight-complex="normal"/>
    </style:style>
    <style:style style:name="P69" style:family="paragraph" style:parent-style-name="Code">
      <style:text-properties officeooo:rsid="00786094" officeooo:paragraph-rsid="00786094"/>
    </style:style>
    <style:style style:name="P70" style:family="paragraph" style:parent-style-name="Code">
      <style:text-properties officeooo:rsid="00786094" officeooo:paragraph-rsid="00b41036"/>
    </style:style>
    <style:style style:name="P71" style:family="paragraph" style:parent-style-name="Code" style:list-style-name="L6">
      <style:text-properties officeooo:rsid="00b75819" officeooo:paragraph-rsid="00b75819"/>
    </style:style>
    <style:style style:name="P72" style:family="paragraph" style:parent-style-name="Code">
      <style:text-properties officeooo:rsid="00b85545" officeooo:paragraph-rsid="00b85545"/>
    </style:style>
    <style:style style:name="P73" style:family="paragraph" style:parent-style-name="Code" style:list-style-name="L7">
      <style:text-properties officeooo:rsid="00b8a4c1" officeooo:paragraph-rsid="00b8a4c1"/>
    </style:style>
    <style:style style:name="P74" style:family="paragraph" style:parent-style-name="Code">
      <style:text-properties officeooo:rsid="008a69f8" officeooo:paragraph-rsid="008a69f8"/>
    </style:style>
    <style:style style:name="P75" style:family="paragraph" style:parent-style-name="Code">
      <style:text-properties officeooo:rsid="00b9859a" officeooo:paragraph-rsid="00b9859a"/>
    </style:style>
    <style:style style:name="P76" style:family="paragraph" style:parent-style-name="Code">
      <style:text-properties officeooo:rsid="00ba79ff" officeooo:paragraph-rsid="00ba79ff"/>
    </style:style>
    <style:style style:name="P77" style:family="paragraph" style:parent-style-name="Code">
      <style:text-properties fo:font-size="9pt" officeooo:rsid="00bba157" officeooo:paragraph-rsid="00bba157" style:font-size-asian="9pt" style:font-size-complex="9pt"/>
    </style:style>
    <style:style style:name="P78" style:family="paragraph" style:parent-style-name="Code">
      <style:text-properties fo:font-size="9pt" officeooo:rsid="00bc363f" officeooo:paragraph-rsid="00bc363f" style:font-size-asian="9pt" style:font-size-complex="9pt"/>
    </style:style>
    <style:style style:name="P79" style:family="paragraph" style:parent-style-name="Code" style:list-style-name="L8">
      <style:text-properties fo:font-size="9pt" officeooo:rsid="00bde767" officeooo:paragraph-rsid="00bde767" style:font-size-asian="9pt" style:font-size-complex="9pt"/>
    </style:style>
    <style:style style:name="P80" style:family="paragraph" style:parent-style-name="Code">
      <style:text-properties fo:font-size="9pt" officeooo:rsid="00bef841" officeooo:paragraph-rsid="00bef841" style:font-size-asian="9pt" style:font-size-complex="9pt"/>
    </style:style>
    <style:style style:name="P81" style:family="paragraph" style:parent-style-name="Code">
      <style:text-properties fo:font-size="9pt" officeooo:rsid="00bfd6ef" officeooo:paragraph-rsid="00bfd6ef" style:font-size-asian="9pt" style:font-size-complex="9pt"/>
    </style:style>
    <style:style style:name="P82" style:family="paragraph" style:parent-style-name="Code" style:list-style-name="L9">
      <style:text-properties fo:font-size="9pt" officeooo:rsid="00bfd6ef" officeooo:paragraph-rsid="00bfd6ef" style:font-size-asian="9pt" style:font-size-complex="9pt"/>
    </style:style>
    <style:style style:name="P83" style:family="paragraph" style:parent-style-name="Code" style:list-style-name="L9">
      <style:text-properties fo:font-size="9pt" officeooo:rsid="00c0efcc" officeooo:paragraph-rsid="00c0efcc" style:font-size-asian="9pt" style:font-size-complex="9pt"/>
    </style:style>
    <style:style style:name="P84" style:family="paragraph" style:parent-style-name="Code" style:list-style-name="L8">
      <style:text-properties fo:font-size="9pt" fo:font-weight="bold" officeooo:rsid="00bde767" officeooo:paragraph-rsid="00bde767" style:font-size-asian="9pt" style:font-weight-asian="bold" style:font-size-complex="9pt" style:font-weight-complex="bold"/>
    </style:style>
    <style:style style:name="P85" style:family="paragraph" style:parent-style-name="Code">
      <style:text-properties fo:font-size="11pt" officeooo:rsid="00bc363f" officeooo:paragraph-rsid="00bd47bf" style:font-size-asian="11pt" style:font-size-complex="11pt"/>
    </style:style>
    <style:style style:name="P86" style:family="paragraph" style:parent-style-name="Code" style:list-style-name="L8">
      <style:text-properties fo:font-size="11pt" fo:font-weight="bold" officeooo:rsid="00bef841" officeooo:paragraph-rsid="00bef841" style:font-size-asian="9.60000038146973pt" style:font-weight-asian="bold" style:font-size-complex="11pt" style:font-weight-complex="bold"/>
    </style:style>
    <style:style style:name="P87" style:family="paragraph" style:parent-style-name="Code">
      <style:text-properties fo:font-size="11pt" officeooo:rsid="00bef841" officeooo:paragraph-rsid="00bef841" style:font-size-asian="9.60000038146973pt" style:font-size-complex="11pt"/>
    </style:style>
    <style:style style:name="T1" style:family="text">
      <style:text-properties fo:font-style="italic" style:font-style-asian="italic" style:font-style-complex="italic"/>
    </style:style>
    <style:style style:name="T2" style:family="text">
      <style:text-properties fo:font-style="italic" officeooo:rsid="001f84ef" style:font-style-asian="italic" style:font-style-complex="italic"/>
    </style:style>
    <style:style style:name="T3" style:family="text">
      <style:text-properties fo:font-style="italic" officeooo:rsid="00268da6" style:font-style-asian="italic" style:font-style-complex="italic"/>
    </style:style>
    <style:style style:name="T4" style:family="text">
      <style:text-properties fo:font-style="italic" officeooo:rsid="00984547" style:font-style-asian="italic" style:font-style-complex="italic"/>
    </style:style>
    <style:style style:name="T5" style:family="text">
      <style:text-properties fo:font-style="italic" officeooo:rsid="00b20031" style:font-style-asian="italic" style:font-style-complex="italic"/>
    </style:style>
    <style:style style:name="T6" style:family="text">
      <style:text-properties fo:font-style="italic" fo:font-weight="bold" officeooo:rsid="00a63b94"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fo:font-weight="bold" officeooo:rsid="001c7245" style:font-weight-asian="bold" style:font-weight-complex="bold"/>
    </style:style>
    <style:style style:name="T9" style:family="text">
      <style:text-properties fo:font-weight="bold" officeooo:rsid="0071775d" style:font-weight-asian="bold" style:font-weight-complex="bold"/>
    </style:style>
    <style:style style:name="T10" style:family="text">
      <style:text-properties fo:font-weight="bold" officeooo:rsid="007bb632" style:font-weight-asian="bold" style:font-weight-complex="bold"/>
    </style:style>
    <style:style style:name="T11" style:family="text">
      <style:text-properties officeooo:rsid="001c7245"/>
    </style:style>
    <style:style style:name="T12" style:family="text">
      <style:text-properties style:font-name="DejaVu Sans Mono1"/>
    </style:style>
    <style:style style:name="T13" style:family="text">
      <style:text-properties style:font-name="DejaVu Sans Mono1" fo:font-size="12pt" fo:font-weight="bold" style:font-size-asian="12pt" style:font-weight-asian="bold" style:font-size-complex="12pt" style:font-weight-complex="bold"/>
    </style:style>
    <style:style style:name="T14" style:family="text">
      <style:text-properties style:font-name="DejaVu Sans Mono1" fo:font-size="12pt" fo:font-weight="bold" officeooo:rsid="001c7245" style:font-size-asian="12pt" style:font-weight-asian="bold" style:font-size-complex="12pt" style:font-weight-complex="bold"/>
    </style:style>
    <style:style style:name="T15" style:family="text">
      <style:text-properties style:font-name="DejaVu Sans Mono1" fo:font-size="12pt" fo:font-weight="bold" officeooo:rsid="0071775d" style:font-size-asian="12pt" style:font-weight-asian="bold" style:font-size-complex="12pt" style:font-weight-complex="bold"/>
    </style:style>
    <style:style style:name="T16" style:family="text">
      <style:text-properties style:font-name="DejaVu Sans Mono1" fo:font-size="12pt" fo:font-weight="normal" officeooo:rsid="0071775d" style:font-size-asian="12pt" style:font-weight-asian="normal" style:font-size-complex="12pt" style:font-weight-complex="normal"/>
    </style:style>
    <style:style style:name="T17" style:family="text">
      <style:text-properties style:font-name="DejaVu Sans Mono1" fo:font-size="11pt" fo:font-weight="normal" officeooo:rsid="0071775d" style:font-size-asian="9.60000038146973pt" style:font-weight-asian="normal" style:font-size-complex="11pt" style:font-weight-complex="normal"/>
    </style:style>
    <style:style style:name="T18" style:family="text">
      <style:text-properties style:font-name="DejaVu Sans Mono1" fo:font-size="11pt" fo:font-weight="normal" officeooo:rsid="0071775d" style:font-size-asian="11pt" style:font-weight-asian="normal" style:font-size-complex="11pt" style:font-weight-complex="normal"/>
    </style:style>
    <style:style style:name="T19" style:family="text">
      <style:text-properties style:font-name="DejaVu Sans Mono1" fo:font-size="11pt" fo:font-weight="bold" officeooo:rsid="0071775d" style:font-size-asian="9.60000038146973pt" style:font-weight-asian="bold" style:font-size-complex="11pt" style:font-weight-complex="bold"/>
    </style:style>
    <style:style style:name="T20" style:family="text">
      <style:text-properties style:font-name="DejaVu Sans Mono1" fo:font-weight="bold" style:font-weight-asian="bold" style:font-weight-complex="bold"/>
    </style:style>
    <style:style style:name="T21" style:family="text">
      <style:text-properties style:font-name="DejaVu Sans Mono1" officeooo:rsid="00775917"/>
    </style:style>
    <style:style style:name="T22" style:family="text">
      <style:text-properties fo:font-weight="normal" style:font-weight-asian="normal" style:font-weight-complex="normal"/>
    </style:style>
    <style:style style:name="T23" style:family="text">
      <style:text-properties fo:font-weight="normal" officeooo:rsid="0071775d" style:font-weight-asian="normal" style:font-weight-complex="normal"/>
    </style:style>
    <style:style style:name="T24" style:family="text">
      <style:text-properties fo:font-weight="normal" officeooo:rsid="008dfd99" style:font-weight-asian="normal" style:font-weight-complex="normal"/>
    </style:style>
    <style:style style:name="T25" style:family="text">
      <style:text-properties fo:font-weight="normal" officeooo:rsid="008dfdc7" style:font-weight-asian="normal" style:font-weight-complex="normal"/>
    </style:style>
    <style:style style:name="T26" style:family="text">
      <style:text-properties officeooo:rsid="0071775d"/>
    </style:style>
    <style:style style:name="T27" style:family="text">
      <style:text-properties officeooo:rsid="00775917"/>
    </style:style>
    <style:style style:name="T28" style:family="text">
      <style:text-properties officeooo:rsid="00786094"/>
    </style:style>
    <style:style style:name="T29" style:family="text">
      <style:text-properties officeooo:rsid="0079e4ed"/>
    </style:style>
    <style:style style:name="T30" style:family="text">
      <style:text-properties officeooo:rsid="007bb632"/>
    </style:style>
    <style:style style:name="T31" style:family="text">
      <style:text-properties officeooo:rsid="007bdbc7"/>
    </style:style>
    <style:style style:name="T32" style:family="text">
      <style:text-properties officeooo:rsid="007d85cf"/>
    </style:style>
    <style:style style:name="T33" style:family="text">
      <style:text-properties officeooo:rsid="007de455"/>
    </style:style>
    <style:style style:name="T34" style:family="text">
      <style:text-properties officeooo:rsid="008641ce"/>
    </style:style>
    <style:style style:name="T35" style:family="text">
      <style:text-properties officeooo:rsid="0089ed2e"/>
    </style:style>
    <style:style style:name="T36" style:family="text">
      <style:text-properties officeooo:rsid="008caea6"/>
    </style:style>
    <style:style style:name="T37" style:family="text">
      <style:text-properties officeooo:rsid="008ee4bd"/>
    </style:style>
    <style:style style:name="T38" style:family="text">
      <style:text-properties officeooo:rsid="008f1772"/>
    </style:style>
    <style:style style:name="T39" style:family="text">
      <style:text-properties officeooo:rsid="009ccc10"/>
    </style:style>
    <style:style style:name="T40" style:family="text">
      <style:text-properties officeooo:rsid="00a63b94"/>
    </style:style>
    <style:style style:name="T41" style:family="text">
      <style:text-properties officeooo:rsid="00a9c3ae"/>
    </style:style>
    <style:style style:name="T42" style:family="text">
      <style:text-properties officeooo:rsid="00b3b3d5"/>
    </style:style>
    <style:style style:name="T43" style:family="text">
      <style:text-properties officeooo:rsid="00b8a4c1"/>
    </style:style>
    <style:style style:name="T44" style:family="text">
      <style:text-properties style:text-position="super 58%"/>
    </style:style>
    <style:style style:name="T45" style:family="text">
      <style:text-properties style:text-position="0% 100%"/>
    </style:style>
    <style:style style:name="T46" style:family="text">
      <style:text-properties officeooo:rsid="00bd47bf"/>
    </style:style>
    <style:style style:name="T47" style:family="text">
      <style:text-properties fo:font-size="11pt" style:font-size-asian="9.60000038146973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P <text:span text:style-name="T26">Slurm 1/2</text:span></text:h>
      <text:p text:style-name="P17">Nom et prénom : <text:span text:style-name="T42">PEREIRA Romain</text:span></text:p>
      <text:p text:style-name="P18"><text:span text:style-name="T2">Veuillez </text:span><text:span text:style-name="T3">re</text:span><text:span text:style-name="T2">copier les commandes exécutées </text:span><text:span text:style-name="T4">et répondre aux questions dans les espaces appropriés directement dans ce document.</text:span></text:p>
      <text:p text:style-name="P19"><text:span text:style-name="T4">C</text:span><text:span text:style-name="T1">e document rempli, nommé avec votre nom en suffixe, est à envoyé à </text:span><text:a xlink:type="simple" xlink:href="mailto:matthieu.hautreux@cea.fr" text:style-name="Internet_20_link" text:visited-style-name="Visited_20_Internet_20_Link"><text:span text:style-name="T1">matthieu.hautreux@cea.fr</text:span></text:a><text:span text:style-name="T1"> en fin de TP <text:s/></text:span><text:span text:style-name="T6">ET</text:span><text:span text:style-name="T1">, si non terminé, avant le 1</text:span><text:span text:style-name="T5">8</text:span><text:span text:style-name="T1">/0</text:span><text:span text:style-name="T5">2</text:span><text:span text:style-name="T1">/201</text:span><text:span text:style-name="T5">9</text:span><text:span text:style-name="T1"> </text:span><text:span text:style-name="T5">14</text:span><text:span text:style-name="T1">h.</text:span></text:p>
      <text:h text:style-name="P45" text:outline-level="2">Préparation et validation de l'environnement</text:h>
      <text:p text:style-name="P1">Dans cette introduction, nous allons démarrer <text:span text:style-name="T26">4</text:span> machines virtuelles :</text:p>
      <text:list xml:id="list424428839236854654" text:style-name="L1">
        <text:list-item>
          <text:p text:style-name="P20"><text:span text:style-name="T14">vm0</text:span><text:span text:style-name="T8"> </text:span><text:span text:style-name="T11">comme leader et worker slurm</text:span></text:p>
        </text:list-item>
        <text:list-item>
          <text:p text:style-name="P44"><text:span text:style-name="T14">vm</text:span><text:span text:style-name="T15">[</text:span><text:span text:style-name="T14">1</text:span><text:span text:style-name="T15">-3]</text:span><text:span text:style-name="T16"> </text:span><text:span text:style-name="T18">comme worker slurm seulement</text:span></text:p>
        </text:list-item>
      </text:list>
      <text:list xml:id="list7258310639493299273" text:style-name="L2">
        <text:list-item>
          <text:p text:style-name="P21">Démarrer <text:span text:style-name="T9">4</text:span> machines virtuelles avec PCOCC avec le <text:span text:style-name="T1">template</text:span> du TP <text:span text:style-name="T26">Slurm 1.</text:span></text:p>
        </text:list-item>
      </text:list>
      <text:p text:style-name="Code">pcocc alloc -c<text:span text:style-name="T26">2</text:span> mycentos74-tp-<text:span text:style-name="T26">slurm1</text:span>:<text:span text:style-name="T23">4</text:span></text:p>
      <text:list xml:id="list174903811655492" text:continue-numbering="true" text:style-name="L2">
        <text:list-item>
          <text:p text:style-name="P21">Se connecter à la première machine virtuelle <text:span text:style-name="T13">vm</text:span><text:span text:style-name="T15">0</text:span><text:span text:style-name="T17"> et vérifier l’état du cluster avec la commande </text:span><text:span text:style-name="T19">sinfo -l</text:span><text:span text:style-name="T17">.</text:span></text:p>
        </text:list-item>
      </text:list>
      <text:p text:style-name="P9">pcocc ssh vm0</text:p>
      <text:p text:style-name="P10">sinfo -l</text:p>
      <text:list xml:id="list174903600701745" text:continue-numbering="true" text:style-name="L2">
        <text:list-item>
          <text:p text:style-name="P22"><text:span text:style-name="T12">Vérifier l’état de l’élément </text:span><text:span text:style-name="T20">slurmdbd</text:span><text:span text:style-name="T12"> ainsi que les comptes autorisés à utiliser le cluster slurm </text:span><text:span text:style-name="T21">et les QOS disponibles.</text:span></text:p>
        </text:list-item>
      </text:list>
      <text:p text:style-name="P10">sacctmgr show <text:span text:style-name="T41">qos</text:span></text:p>
      <text:p text:style-name="P10">sacctmgr show assoc format=cluster,account,user,qos</text:p>
      <text:list xml:id="list174903717144799" text:continue-numbering="true" text:style-name="L2">
        <text:list-item>
          <text:p text:style-name="P23"><text:span text:style-name="T26">Vérifier le bon fonctionnement de </text:span><text:span text:style-name="T9">slurm</text:span><text:span text:style-name="T26"> en réalisation une première exécution interactive :</text:span></text:p>
        </text:list-item>
      </text:list>
      <text:p text:style-name="P8">s<text:span text:style-name="T26">run -n 4 -N 4 hostname</text:span></text:p>
      <text:h text:style-name="P46" text:outline-level="2">Premier script <text:span text:style-name="T27">batch</text:span></text:h>
      <text:p text:style-name="P2">Dans un premier temps nous allons réaliser un premier script shell à utiliser dans un job batch. </text:p>
      <text:list xml:id="list4711777451173687970" text:style-name="L3">
        <text:list-item>
          <text:p text:style-name="P24">Créer un premier script affichant une ligne et se terminant avec un code retour 0. L’exécuter directement dans la session en cours.</text:p>
        </text:list-item>
      </text:list>
      <text:p text:style-name="P11"><text:soft-page-break/><text:s/>vim script-1.sh</text:p>
      <text:p text:style-name="P11">chmod +x script-1.sh ; ./script-1.sh</text:p>
      <text:list xml:id="list5067125868237871666" text:style-name="L4">
        <text:list-item>
          <text:p text:style-name="P25">L’exécuter à l’aide de la commande <text:span text:style-name="T7">sbatch</text:span><text:span text:style-name="T22"> puis observer le contenu du répertoire courant et l’état des statistiques d’utilisation de </text:span><text:span text:style-name="T7">slurm</text:span></text:p>
        </text:list-item>
      </text:list>
      <text:p text:style-name="P11">sbatch script-1.sh</text:p>
      <text:p text:style-name="P11">ls -ltr | tail</text:p>
      <text:p text:style-name="P11">sacct <text:span text:style-name="T30">-j %jobid obtenu au moment du sbatch%</text:span></text:p>
      <text:list xml:id="list4206968978335603505" text:style-name="L5">
        <text:list-item>
          <text:p text:style-name="P26">Modifier le script puis exécuter le afin d’obtenir un état « FAILED » plutôt que l’état « COMPLETED ».</text:p>
        </text:list-item>
      </text:list>
      <text:p text:style-name="P11">vim script-1.sh</text:p>
      <text:p text:style-name="P11">cat script-1.sh ; sbatch script-1.sh</text:p>
      <text:p text:style-name="P70">sacct <text:span text:style-name="T30">-j %jobid%</text:span></text:p>
      <text:p text:style-name="P70"><text:span text:style-name="T30">Contenu de script-1.sh :</text:span></text:p>
      <text:p text:style-name="P70"><text:span text:style-name="T30"><text:tab/>#!/bin/sh</text:span></text:p>
      <text:p text:style-name="P70"><text:span text:style-name="T30"><text:tab/>hostname</text:span></text:p>
      <text:p text:style-name="P70"><text:span text:style-name="T30"><text:tab/>exit 1</text:span></text:p>
      <text:list xml:id="list174903134997812" text:continue-numbering="true" text:style-name="L5">
        <text:list-item>
          <text:p text:style-name="P27"><text:span text:style-name="T32">Modifier le à nouveau pour retrouver un code d’erreur « COMPLETED » puis d</text:span>emander l’allocation de 4 cœurs de calcul et constater la différence au niveau de l'accounting.</text:p>
          <text:list>
            <text:list-header>
              <text:p text:style-name="P53">sbatch -n 4 <text:span text:style-name="T28">script-1.sh</text:span></text:p>
              <text:p text:style-name="P53">sacct <text:span text:style-name="T30">-j%jobid%</text:span></text:p>
            </text:list-header>
          </text:list>
        </text:list-item>
      </text:list>
      <text:h text:style-name="P47" text:outline-level="2">Intégration d<text:span text:style-name="T33">e</text:span> « step » parallèle<text:span text:style-name="T33">s</text:span></text:h>
      <text:p text:style-name="P3">L’exécution d’un script batch demandant l’allocation de plusieurs cœurs nécessite le lancement d’un « jobstep » afin de pouvoir les utiliser. Le lancement d’un step se fait par l’intermédiaire d’une commande srun intégré<text:span text:style-name="T40">e</text:span> dans le script batch.</text:p>
      <text:list xml:id="list5955155927639282541" text:style-name="L6">
        <text:list-item>
          <text:p text:style-name="P28">Dupliquer le premier script batch et le modifier pour intégrer l’exécution d’un step affichant le nom des machines <text:span text:style-name="T30">puis afficher le contenu du « listing » obtenu et les données d’accounting.</text:span></text:p>
          <text:list>
            <text:list-header>
              <text:p text:style-name="P56">cp <text:span text:style-name="T28">script-</text:span>1<text:span text:style-name="T28">.sh script-</text:span>2.1<text:span text:style-name="T28">.sh</text:span></text:p>
              <text:p text:style-name="P56">vim <text:span text:style-name="T28">script-</text:span>2.1<text:span text:style-name="T28">.sh</text:span></text:p>
              <text:p text:style-name="P57">cat script-2.1.sh</text:p>
              <text:p text:style-name="P54">sbatch -n 4 <text:span text:style-name="T28">script-2.1.sh</text:span></text:p>
              <text:p text:style-name="P54">sacct <text:span text:style-name="T30">-j %jobid%</text:span></text:p>
              <text:p text:style-name="P56">cat %fichier_listing%</text:p>
            </text:list-header>
            <text:list-item>
              <text:p text:style-name="P71"><text:soft-page-break/>vm0</text:p>
            </text:list-item>
            <text:list-item>
              <text:p text:style-name="P71">vm0</text:p>
            </text:list-item>
            <text:list-item>
              <text:p text:style-name="P71">vm1</text:p>
            </text:list-item>
            <text:list-item>
              <text:p text:style-name="P71">vm1</text:p>
            </text:list-item>
          </text:list>
        </text:list-item>
        <text:list-item>
          <text:p text:style-name="P28">Dupliquer le script <text:span text:style-name="T30">précédent et ajouter un second step exécutant une attente de 120 secondes (sleep 120). Constater le déroulement de l’exécution à l’aide des commandes squeue et sacct puis afficher les données d'accounting une fois le job batch terminé.</text:span></text:p>
          <text:list>
            <text:list-header>
              <text:p text:style-name="P56">cp <text:span text:style-name="T28">script-</text:span>2.1<text:span text:style-name="T28">.sh script-</text:span>2.2<text:span text:style-name="T28">.sh</text:span></text:p>
              <text:p text:style-name="P56">vim <text:span text:style-name="T28">script-</text:span>2.2<text:span text:style-name="T28">.sh</text:span></text:p>
              <text:p text:style-name="P57">cat script-2.2.sh</text:p>
            </text:list-header>
            <text:list-item>
              <text:p text:style-name="P71">#!/bin/sh</text:p>
            </text:list-item>
            <text:list-item>
              <text:p text:style-name="P71">srun hostname</text:p>
            </text:list-item>
            <text:list-item>
              <text:p text:style-name="P71">sleep 120</text:p>
            </text:list-item>
            <text:list-item>
              <text:p text:style-name="P71">exit 0</text:p>
              <text:p text:style-name="P54">sbatch -n 4 <text:span text:style-name="T28">script-2.2.sh</text:span></text:p>
              <text:p text:style-name="P56">squeue -s -j %jobid%</text:p>
              <text:p text:style-name="P58">sacct -j%jobid%</text:p>
              <text:p text:style-name="P56">squeue -s <text:span text:style-name="T31">-i 30 </text:span>-j %jobid%</text:p>
              <text:p text:style-name="P54">sacct <text:span text:style-name="T30">-j %jobid%</text:span></text:p>
            </text:list-item>
          </text:list>
        </text:list-item>
        <text:list-item>
          <text:p text:style-name="P28">Dupliquer le script <text:span text:style-name="T30">précédent et remplacer les deux steps par une boucle de 3 step d’attente de 120 secondes. Lancer le, constater le fonctionnement et utiliser la commande </text:span><text:span text:style-name="T10">scancel</text:span><text:span text:style-name="T30"> pour arrêter prématurément les 3 steps.</text:span></text:p>
          <text:list>
            <text:list-header>
              <text:p text:style-name="P56"><text:span text:style-name="T32">c</text:span>p <text:span text:style-name="T28">script-</text:span>2.<text:span text:style-name="T32">2.sh script-</text:span>2.<text:span text:style-name="T32">3.sh</text:span></text:p>
              <text:p text:style-name="P59">vim script-<text:span text:style-name="T30">2.</text:span>3.sh</text:p>
              <text:p text:style-name="P57">cat script-2.3.sh</text:p>
              <text:p text:style-name="P54">sbatch -n 4 <text:span text:style-name="T28">script-2.3.sh</text:span></text:p>
              <text:p text:style-name="P56">squeue -s -j %jobid%</text:p>
              <text:p text:style-name="P59">scancel <text:span text:style-name="T30">%jobid%.</text:span>0</text:p>
              <text:p text:style-name="P59">sacct -j <text:span text:style-name="T30">%jobid%</text:span></text:p>
              <text:p text:style-name="P60">…</text:p>
            </text:list-header>
          </text:list>
        </text:list-item>
      </text:list>
      <text:h text:style-name="P48" text:outline-level="2"><text:soft-page-break/>Utilisation des QOS</text:h>
      <text:p text:style-name="P6">L’objectif est ici de comprendre le comportement des politiques d’ordonnancement en utilisant différentes QOS pour favoriser le démarrage de certains jobs. Le cluster Slurm du TP est configuré de manière à autoriser deux qos, une par défaut « normal » et une optionnelle « debug ».</text:p>
      <text:list xml:id="list5686080014275100267" text:style-name="L7">
        <text:list-item>
          <text:p text:style-name="P29">Obtenir les règles d’utilisation de la QOS « debug » à l’aide de la commande « sacctmgr ». Observer notamment les champs « Priority » et « MaxJobsPU ».</text:p>
        </text:list-item>
      </text:list>
      <text:p text:style-name="P14">sacctmgr show qos</text:p>
      <text:p text:style-name="P72">[romain.pereira@vm0 ~]$ sacctmgr show qos format=name,priority,MaxJobsPerUser</text:p>
      <text:p text:style-name="P72"><text:s text:c="6"/>Name <text:s text:c="2"/>Priority MaxJobsPU </text:p>
      <text:p text:style-name="P72">---------- ---------- --------- </text:p>
      <text:p text:style-name="P72"><text:s text:c="4"/>normal <text:s text:c="9"/>0 <text:s text:c="10"/></text:p>
      <text:p text:style-name="P72"><text:s text:c="5"/>debug <text:s text:c="8"/>10 <text:s text:c="8"/>1</text:p>
      <text:list xml:id="list174902213679382" text:continue-numbering="true" text:style-name="L7">
        <text:list-item>
          <text:p text:style-name="P29">Lancer deux fois de suite le script <text:span text:style-name="T28">script-2.2.sh </text:span>en demandant une allocation de ressources « exclusive » de 4 tâches sur 4 nœuds, puis <text:span text:style-name="T35">une troisième fois en demandant l’utilisation de la QOS « debug ». Constater l’ordre d’exécution des scripts à l’aide des commandes « sprio » et « squeue ». </text:span></text:p>
          <text:list>
            <text:list-header>
              <text:p text:style-name="P61"><text:span text:style-name="T43">&gt; </text:span>sbatch -n4 -N4 –exclusive script-2.2.sh</text:p>
              <text:p text:style-name="P61"><text:span text:style-name="T43">&gt; </text:span>sbatch -n4 -N4 –exclusive script-2.2.sh</text:p>
              <text:p text:style-name="P61"><text:span text:style-name="T43">&gt; </text:span>sbatch -n4 -N4 –exclusive –qos debug script-2.2.sh</text:p>
              <text:p text:style-name="P63"><text:span text:style-name="T43">&gt; </text:span>squeue -O jobid,state,qos,timeused</text:p>
            </text:list-header>
            <text:list-item>
              <text:p text:style-name="P73">JOBID <text:s text:c="14"/>STATE <text:s text:c="10"/>QOS <text:s text:c="16"/>TIME <text:s text:c="15"/></text:p>
            </text:list-item>
            <text:list-item>
              <text:p text:style-name="P73">82 <text:s text:c="17"/>PENDING <text:s text:c="8"/>debug <text:s text:c="14"/>0:00 <text:s text:c="14"/></text:p>
            </text:list-item>
            <text:list-item>
              <text:p text:style-name="P73">81 <text:s text:c="17"/>PENDING <text:s text:c="8"/>normal <text:s text:c="13"/>0:00 <text:s text:c="15"/></text:p>
            </text:list-item>
            <text:list-item>
              <text:p text:style-name="P73">80 <text:s text:c="17"/>RUNNING <text:s text:c="8"/>normal <text:s text:c="13"/>0:48 <text:s text:c="15"/></text:p>
              <text:p text:style-name="P63"><text:span text:style-name="T43">&gt; </text:span>sprio</text:p>
            </text:list-item>
            <text:list-item>
              <text:p text:style-name="P73"><text:s text:c="10"/>JOBID <text:s text:c="2"/>PRIORITY <text:s text:c="7"/>AGE <text:s/>FAIRSHARE <text:s text:c="7"/>QOS</text:p>
            </text:list-item>
            <text:list-item>
              <text:p text:style-name="P73"><text:s text:c="13"/>81 <text:s text:c="5"/>76598 <text:s text:c="9"/>0 <text:s text:c="5"/>76599 <text:s text:c="9"/>0</text:p>
            </text:list-item>
            <text:list-item>
              <text:p text:style-name="P73"><text:s text:c="13"/>82 <text:s text:c="3"/>1076598 <text:s text:c="9"/>0 <text:s text:c="5"/>76599 <text:s text:c="3"/>1000000</text:p>
            </text:list-item>
          </text:list>
          <text:p text:style-name="P42">Une fois le 1<text:span text:style-name="T44">er</text:span> batch terminé (ici le 80), c’est le 82 qui prends la main, car il est plus prioritaire que le 81 (qos ‘debug’ l’emporte devant qos ‘normal’)</text:p>
        </text:list-item>
      </text:list>
      <text:p text:style-name="P43"/>
      <text:p text:style-name="P43"/>
      <text:list xml:id="list174902508353471" text:continue-numbering="true" text:style-name="L7">
        <text:list-item>
          <text:p text:style-name="P30"><text:soft-page-break/>Lancer maintenant deux fois de suite le même script <text:span text:style-name="T7">sans</text:span> allocation exclusive de ressources et <text:span text:style-name="T7">sans</text:span> utiliser la QOS debug. Que constatez-vous ? Faites la même chose en utilisant la QOS debug. Que constatez-vous ?</text:p>
        </text:list-item>
      </text:list>
      <text:p text:style-name="P14">sbatch -n4 -N4 script-2.2.sh</text:p>
      <text:p text:style-name="P15">sbatch -n4 -N4 script-2.2.sh</text:p>
      <text:p text:style-name="P74">squeue -O jobid,qos,timeused,state,reason</text:p>
      <text:p text:style-name="P75">JOBID <text:s text:c="14"/>STATE <text:s text:c="14"/>QOS <text:s text:c="16"/>TIME <text:s text:c="15"/></text:p>
      <text:p text:style-name="P75">84 <text:s text:c="17"/>RUNNING <text:s text:c="12"/>normal <text:s text:c="13"/>0:06 <text:s text:c="15"/></text:p>
      <text:p text:style-name="P75">83 <text:s text:c="17"/>RUNNING <text:s text:c="12"/>normal <text:s text:c="13"/>0:09 <text:s text:c="2"/></text:p>
      <text:p text:style-name="P75">=&gt; Les 2 batch ont pu se lancer en parallèle sur les mêmes nœuds (il utilise tous les 2 un coeur de chaque noeud)</text:p>
      <text:p text:style-name="P14">sbatch -n4 -N4 –<text:span text:style-name="T41">qos debug </text:span>script-2.2.sh</text:p>
      <text:p text:style-name="P15">sbatch -n4 -N4 –<text:span text:style-name="T41">qos debug </text:span>script-2.2.sh</text:p>
      <text:p text:style-name="P74">squeue -O jobid,qos,timeused,state,reason</text:p>
      <text:p text:style-name="P75">JOBID <text:s text:c="10"/>QOS <text:s text:c="9"/>TIME <text:s text:c="3"/>STATE <text:s text:c="5"/>REASON <text:s text:c="13"/></text:p>
      <text:p text:style-name="P75">85 <text:s text:c="13"/>debug <text:s text:c="7"/>0:00 <text:s text:c="3"/>PENDING <text:s text:c="3"/>Resources <text:s text:c="10"/></text:p>
      <text:p text:style-name="P75">86 <text:s text:c="13"/>debug <text:s text:c="7"/>0:00 <text:s text:c="3"/>PENDING <text:s text:c="3"/>Priority <text:s text:c="11"/></text:p>
      <text:p text:style-name="P75">84 <text:s text:c="13"/>normal <text:s text:c="6"/>1:30 <text:s text:c="3"/>RUNNING <text:s text:c="3"/>None <text:s text:c="15"/></text:p>
      <text:p text:style-name="P75">83 <text:s text:c="13"/>normal <text:s text:c="6"/>1:33 <text:s text:c="3"/>RUNNING <text:s text:c="3"/>None <text:s text:c="2"/></text:p>
      <text:p text:style-name="P75">=&gt; Bien qu’ils soient plus prioritaire, les jobs de qos ‘debug’ devront attendre que les jobs en court se termine pour prendre la main.</text:p>
      <text:p text:style-name="P76">De plus, chaque utilisateur n’est autorisé qu’a un seul job en qos ‘debug’, voici l’état de la file après 2 minutes 30 secondes :</text:p>
      <text:p text:style-name="P76">JOBID <text:s text:c="3"/>QOS <text:s text:c="5"/>TIME <text:s text:c="4"/>STATE <text:s text:c="6"/>REASON <text:s text:c="13"/></text:p>
      <text:p text:style-name="P76">86 <text:s text:c="6"/>debug <text:s text:c="3"/>0:00 <text:s text:c="4"/>PENDING <text:s text:c="4"/>MaxJobsPerUserLim</text:p>
      <text:p text:style-name="P76">85 <text:s text:c="6"/>debug <text:s text:c="3"/>2:00 <text:s text:c="4"/>RUNNING <text:s text:c="4"/>None <text:s text:c="2"/></text:p>
      <text:h text:style-name="P49" text:outline-level="2">Comportements aux limites</text:h>
      <text:p text:style-name="P4">L’idée est maintenant de constater le comportement de Slurm lorsqu’un job batch ne se comporte pas de la façon attendue ou que le système lui même introduit des problèmes.</text:p>
      <text:list xml:id="list3090452461368548048" text:style-name="L8">
        <text:list-item>
          <text:p text:style-name="P31">Lancer le script précédent en demandant un temps d’allocation de ressources de 1 minute seulement. Constater le comportement à l’aide des commandes <text:soft-page-break/>squeue et sacct jusqu’à sa terminaison. Quel est le « state » associé au job une fois terminé ? Combien de step ont été exécutés ?</text:p>
        </text:list-item>
      </text:list>
      <text:p text:style-name="P12"><text:s/><text:span text:style-name="T29">sbatch -t 1 -n 4 </text:span>script-2.3.sh</text:p>
      <text:p text:style-name="P77">[romain.pereira@vm0 ~]$ squeue -O jobid,qos,timeused,state,reason</text:p>
      <text:p text:style-name="P77">JOBID <text:s text:c="8"/>QOS <text:s text:c="8"/>TIME <text:s text:c="6"/>STATE <text:s text:c="14"/>REASON <text:s text:c="13"/></text:p>
      <text:p text:style-name="P77">88 <text:s text:c="11"/>normal <text:s text:c="5"/>0:32 <text:s text:c="6"/>RUNNING <text:s text:c="12"/>None <text:s text:c="15"/></text:p>
      <text:p text:style-name="P77">[romain.pereira@vm0 ~]$ squeue -O jobid,qos,timeused,state,reason</text:p>
      <text:p text:style-name="P77">JOBID <text:s text:c="8"/>QOS <text:s text:c="9"/>TIME <text:s text:c="6"/>STATE <text:s text:c="9"/>REASON <text:s text:c="13"/></text:p>
      <text:p text:style-name="P77">88 <text:s text:c="11"/>normal <text:s text:c="6"/>1:10 <text:s text:c="6"/>COMPLETING <text:s text:c="4"/>TimeLimit</text:p>
      <text:p text:style-name="P78">[romain.pereira@vm0 ~]$ sacct -j 88</text:p>
      <text:p text:style-name="P78"><text:s text:c="7"/>JobID <text:s text:c="3"/>JobName <text:s/>Partition <text:s text:c="3"/>Account <text:s/>AllocCPUS <text:s text:c="5"/>State ExitCode </text:p>
      <text:p text:style-name="P78">------------ ---------- ---------- ---------- ---------- ---------- -------- </text:p>
      <text:p text:style-name="P78">88 <text:s text:c="10"/>script-2.+ <text:s text:c="8"/>vm <text:s text:c="4"/>guests <text:s text:c="9"/>4 <text:s text:c="3"/>TIMEOUT <text:s text:c="5"/>1:0 </text:p>
      <text:p text:style-name="P78">88.batch <text:s text:c="9"/>batch <text:s text:c="15"/>guests <text:s text:c="9"/>2 <text:s/>CANCELLED <text:s text:c="4"/>0:15 </text:p>
      <text:p text:style-name="P78">88.0 <text:s text:c="13"/>sleep <text:s text:c="15"/>guests <text:s text:c="9"/>4 <text:s/>CANCELLED <text:s text:c="4"/>0:15 </text:p>
      <text:p text:style-name="P78">[romain.pereira@vm0 ~]$ cat slurm-88.out </text:p>
      <text:p text:style-name="P78">slurmstepd-vm0: *** JOB 88 ON vm0 CANCELLED AT 2019-02-11T16:17:24 DUE TO TIME LIMIT ***</text:p>
      <text:p text:style-name="P78">slurmstepd-vm0: *** STEP 88.0 ON vm0 CANCELLED AT 2019-02-11T16:17:24 DUE TO TIME LIMIT ***</text:p>
      <text:p text:style-name="P78">srun: Job step aborted: Waiting up to 32 seconds for job step to finish.</text:p>
      <text:p text:style-name="P85">=&gt; Une fois terminé, le job passe dans l’état ‘CANCELLED’. <text:span text:style-name="T46">Aucunes step n’a pu être executé, le job a été mis dans l’état ‘</text:span>CANCELLED’ <text:span text:style-name="T46">au bout de 90 secondes, le sleep de 120 secondes a donc été interrompu</text:span></text:p>
      <text:list xml:id="list174903282386987" text:continue-numbering="true" text:style-name="L8">
        <text:list-item>
          <text:p text:style-name="P32">Lancer un script consommant 128Mo de mémoire dans un step en spécifiant une demande de 100Mo de mémoire seulement. Constater les états de sortie ainsi que le contenu du listing obtenu.</text:p>
          <text:list>
            <text:list-header>
              <text:p text:style-name="P64">% cat gen100M.sh</text:p>
              <text:p text:style-name="P64">#!/bin/bash</text:p>
              <text:p text:style-name="P64">srun dd if=/dev/zero of=/dev/shm/100Mo bs=1M count=128</text:p>
              <text:p text:style-name="P64">sleep 30</text:p>
              <text:p text:style-name="P64">rm /dev/shm/100Mo</text:p>
              <text:p text:style-name="P64">exit 0</text:p>
              <text:p text:style-name="P55">% sbatch --mem-per-cpu=100 -n1 gen100M.sh</text:p>
              <text:p text:style-name="P64"><text:soft-page-break/>% squeue</text:p>
              <text:p text:style-name="P64">% sacct</text:p>
              <text:p text:style-name="P79">[romain.pereira@vm0 ~]$ sacct -j 91</text:p>
            </text:list-header>
            <text:list-item>
              <text:p text:style-name="P79"><text:s text:c="7"/>JobID <text:s text:c="3"/>JobName <text:s/>Partition <text:s text:c="3"/>Account <text:s/>AllocCPUS <text:s text:c="5"/>State ExitCode </text:p>
            </text:list-item>
            <text:list-item>
              <text:p text:style-name="P79">------------ ---------- ---------- ---------- ---------- ---------- -------- </text:p>
            </text:list-item>
            <text:list-item>
              <text:p text:style-name="P79">91 <text:s text:c="10"/>gen100M.sh <text:s text:c="8"/>vm <text:s text:c="4"/>guests <text:s text:c="9"/>1 <text:s text:c="3"/>RUNNING <text:s text:c="5"/>0:0 </text:p>
            </text:list-item>
            <text:list-item>
              <text:p text:style-name="P79">91.0 <text:s text:c="16"/>dd <text:s text:c="15"/>guests <text:s text:c="9"/>1 <text:s/><text:span text:style-name="T7">CANCELLED</text:span> <text:s text:c="5"/>0:9</text:p>
              <text:p text:style-name="P79"><text:s/>[romain.pereira@vm0 ~]$ cat slurm-91.out </text:p>
            </text:list-item>
            <text:list-item>
              <text:p text:style-name="P79">/tmp/slurmd/job00091/slurm_script : ligne 2 : <text:s/>8404 Processus arrêté <text:s text:c="5"/>srun dd if=/dev/zero of=/dev/shm/100Mo bs=1M count=128</text:p>
            </text:list-item>
            <text:list-item>
              <text:p text:style-name="P84">slurmstepd-vm0: Exceeded job memory limit at some point.</text:p>
              <text:p text:style-name="P86">=&gt; <text:span text:style-name="T22">Le job a utilisé trop de mémoire, il a été mis dans l’état ‘Cancelled’</text:span></text:p>
            </text:list-item>
          </text:list>
        </text:list-item>
        <text:list-item>
          <text:p text:style-name="P33">Lancer le script <text:span text:style-name="T28">script-2.3.sh sans restriction de temps d’exécution ni de mémoire puis provoquer le reboot de la vm1. </text:span>Constater le comportement à l’aide des commandes squeue et sacct jusqu’à sa terminaison. Quel est le « state » associé au job une fois terminé ?</text:p>
        </text:list-item>
      </text:list>
      <text:p text:style-name="P12"><text:span text:style-name="T36">sacctsbatch -n 4 </text:span>script-2.3.sh</text:p>
      <text:p text:style-name="P13">sudo ssh vm1 reboot</text:p>
      <text:p text:style-name="P80">[romain.pereira@vm0 ~]$ sacct -j 92</text:p>
      <text:p text:style-name="P80"><text:s text:c="7"/>JobID <text:s text:c="3"/>JobName <text:s/>Partition <text:s text:c="3"/>Account <text:s/>AllocCPUS <text:s text:c="5"/>State ExitCode </text:p>
      <text:p text:style-name="P80">------------ ---------- ---------- ---------- ---------- ---------- -------- </text:p>
      <text:p text:style-name="P80">92 <text:s text:c="10"/>script-2.+ <text:s text:c="8"/>vm <text:s text:c="4"/>guests <text:s text:c="9"/>4 <text:s/><text:span text:style-name="T7">NODE_FAIL</text:span> <text:s text:c="5"/>1:0 </text:p>
      <text:p text:style-name="P80">92.batch <text:s text:c="9"/>batch <text:s text:c="15"/>guests <text:s text:c="9"/>2 <text:s/>CANCELLED <text:s text:c="4"/>0:15 </text:p>
      <text:p text:style-name="P80">92.0 <text:s text:c="13"/>sleep <text:s text:c="15"/>guests <text:s text:c="9"/>4 <text:span text:style-name="T7"><text:s/>NODE_FAIL</text:span> <text:s text:c="5"/>0:0</text:p>
      <text:p text:style-name="P80">[romain.pereira@vm0 ~]$ cat slurm-92.out </text:p>
      <text:p text:style-name="P80">srun: error: Node failure on vm1</text:p>
      <text:p text:style-name="P80">slurmstepd-vm0: *** JOB 92 ON vm0 CANCELLED AT 2019-02-11T16:31:34 DUE <text:span text:style-name="T7">TO NODE FAILURE</text:span>, SEE SLURMCTLD LOG FOR DETAILS ***</text:p>
      <text:p text:style-name="P80">srun: Job step aborted: Waiting up to 32 seconds for job step to finish.</text:p>
      <text:p text:style-name="P80">slurmstepd-vm0: *** STEP 92.0 ON vm0 CANCELLED AT 2019-02-11T16:31:34 DUE TO NODE FAILURE, SEE SLURMCTLD LOG FOR DETAILS ***</text:p>
      <text:p text:style-name="P87">=&gt; Le job a été mis dans l’état ‘Cancelled’ car la jobstep ‘92.0’ (le sleep) a été mis dans l’état ‘NODE_FAIL’ (un nœud a été redemarré alors que le jobstep tournait dessus)</text:p>
      <text:p text:style-name="Text_20_body"/>
      <text:h text:style-name="P50" text:outline-level="2"><text:soft-page-break/>Gestion des nœuds</text:h>
      <text:p text:style-name="P7">L’état actuel du cluster n’est pas complètement opérationnel. Le reboot de vm1 à chang<text:span text:style-name="T40">é</text:span> son état et ne le rend plus éligible à l’allocation. Il est donc nécessaire de corriger ce problème pour pouvoir à nouveau l’utiliser.</text:p>
      <text:list xml:id="list8706017652635003793" text:style-name="L9">
        <text:list-item>
          <text:p text:style-name="P34">Lancer un script nécessitant les 4 nœuds exclusivement et constater l’état du job à l’aide de la commande squeue.</text:p>
        </text:list-item>
      </text:list>
      <text:p text:style-name="P81">[romain.pereira@vm0 ~]$ sbatch -n 4 -N 4 --exclusive script-2.1.sh</text:p>
      <text:p text:style-name="P81">Submitted batch job 93</text:p>
      <text:p text:style-name="P81">[romain.pereira@vm0 ~]$ sacct -j 93</text:p>
      <text:p text:style-name="P81"><text:s text:c="7"/>JobID <text:s text:c="3"/>JobName <text:s/>Partition <text:s text:c="3"/>Account <text:s/>AllocCPUS <text:s text:c="5"/>State ExitCode </text:p>
      <text:p text:style-name="P81">------------ ---------- ---------- ---------- ---------- ---------- -------- </text:p>
      <text:p text:style-name="P81">93 <text:s text:c="10"/>script-2.+ <text:s text:c="8"/>vm <text:s text:c="4"/>guests <text:s text:c="9"/>4 <text:s text:c="3"/>PENDING <text:s text:c="5"/>0:0 </text:p>
      <text:p text:style-name="P81">[romain.pereira@vm0 ~]$ squeue</text:p>
      <text:p text:style-name="P81"><text:s text:c="7"/>JOBID PARTITION <text:s text:c="4"/>NAME <text:s text:c="4"/>USER ST <text:s text:c="2"/>TIME <text:s text:c="3"/>NODES NODELIST(REASON)</text:p>
      <text:p text:style-name="P81"><text:s text:c="7"/>93 <text:s text:c="7"/>vm script-2 romain.p PD <text:s text:c="6"/>0:00 <text:s text:c="5"/>4 (Resources)</text:p>
      <text:list xml:id="list174901938718713" text:continue-numbering="true" text:style-name="L9">
        <text:list-item>
          <text:p text:style-name="P34">Remettre le nœud vm1 en « production » à l’aide de la commande scontrol et co<text:span text:style-name="T40">mmenter</text:span> les conséquences sur l’état du job précédemment lancé.</text:p>
          <text:list>
            <text:list-header>
              <text:p text:style-name="P65">sinfo -Rl</text:p>
              <text:p text:style-name="P65">sudo scontrol update nodename=vm1 state=idle</text:p>
              <text:p text:style-name="P65">squeue</text:p>
            </text:list-header>
            <text:list-item>
              <text:p text:style-name="P82">[romain.pereira@vm0 ~]$ squeue</text:p>
            </text:list-item>
            <text:list-item>
              <text:p text:style-name="P82"><text:s/>JOBID PARTITION <text:s text:c="4"/>NAME <text:s text:c="4"/>USER ST <text:s text:c="6"/>TIME <text:s/>NODES NODELIST(REASON)</text:p>
            </text:list-item>
            <text:list-item>
              <text:p text:style-name="P82">[romain.pereira@vm0 ~]$ sacct -j 93</text:p>
            </text:list-item>
            <text:list-item>
              <text:p text:style-name="P82"><text:s text:c="7"/>JobID <text:s text:c="3"/>JobName <text:s/>Partition <text:s text:c="3"/>Account <text:s/>AllocCPUS <text:s text:c="5"/>State ExitCode </text:p>
            </text:list-item>
            <text:list-item>
              <text:p text:style-name="P82">------------ ---------- ---------- ---------- ---------- ---------- -------- </text:p>
            </text:list-item>
            <text:list-item>
              <text:p text:style-name="P82">93 <text:s text:c="10"/>script-2.+ <text:s text:c="8"/>vm <text:s text:c="4"/>guests <text:s text:c="9"/>8 <text:s/>COMPLETED <text:s text:c="5"/>0:0 </text:p>
            </text:list-item>
            <text:list-item>
              <text:p text:style-name="P82">93.batch <text:s text:c="9"/>batch <text:s text:c="15"/>guests <text:s text:c="9"/>2 <text:s/>COMPLETED <text:s text:c="5"/>0:0 </text:p>
            </text:list-item>
            <text:list-item>
              <text:p text:style-name="P82">93.0 <text:s text:c="10"/>hostname <text:s text:c="15"/>guests <text:s text:c="9"/>4 <text:s/>COMPLETED <text:s text:c="5"/>0:0</text:p>
              <text:p text:style-name="P82"><text:span text:style-name="T47">=&gt; Le job a été lancé lorsque le nœud a été redemarré (mis dans l’état ‘idle’). Il s’est bien terminé :</text:span></text:p>
            </text:list-item>
            <text:list-item>
              <text:p text:style-name="P82">[romain.pereira@vm0 ~]$ cat slurm-93.out </text:p>
            </text:list-item>
            <text:list-item>
              <text:p text:style-name="P82">vm0</text:p>
            </text:list-item>
            <text:list-item>
              <text:p text:style-name="P82">vm2</text:p>
            </text:list-item>
            <text:list-item>
              <text:p text:style-name="P82">vm3</text:p>
            </text:list-item>
            <text:list-item>
              <text:p text:style-name="P82">vm1</text:p>
            </text:list-item>
          </text:list>
        </text:list-item>
        <text:list-item>
          <text:p text:style-name="P36"><text:soft-page-break/>Réaliser la même opération mais en ajoutant le paramètre « --requeue » (voir « man sbatch ») à sbatch au moment de la soumission. Que constatez-vous cette fois-ci ? <text:span text:style-name="T39">Remettre ensuite le nœud en état de « production ».</text:span></text:p>
          <text:list>
            <text:list-header>
              <text:p text:style-name="P83">[romain.pereira@vm0 ~]$ sudo ssh vm1 reboot</text:p>
            </text:list-header>
            <text:list-item>
              <text:p text:style-name="P83">Connection to vm1 closed by remote host.</text:p>
            </text:list-item>
            <text:list-item>
              <text:p text:style-name="P83">[romain.pereira@vm0 ~]$ sbatch -n 4 -N 4 --exclusive --requeue script-2.1.sh</text:p>
            </text:list-item>
            <text:list-item>
              <text:p text:style-name="P83">Submitted batch job 94</text:p>
            </text:list-item>
            <text:list-item>
              <text:p text:style-name="P83">[romain.pereira@vm0 ~]$ squeue</text:p>
            </text:list-item>
            <text:list-item>
              <text:p text:style-name="P83"><text:s/>JOBID PARTITION <text:s text:c="4"/>NAME <text:s text:c="4"/>USER ST <text:s text:c="6"/>TIME <text:s/>NODES NODELIST(REASON)</text:p>
            </text:list-item>
            <text:list-item>
              <text:p text:style-name="P83"><text:s/>94 <text:s text:c="5"/>vm <text:s text:c="5"/>script-2 romain.p <text:s/>R <text:s text:c="6"/>0:03 <text:s text:c="5"/>4 vm[0-3]</text:p>
            </text:list-item>
            <text:list-item>
              <text:p text:style-name="P83">[romain.pereira@vm0 ~]$ sacct -j 94</text:p>
            </text:list-item>
            <text:list-item>
              <text:p text:style-name="P83"><text:s/>JobID <text:s text:c="3"/>JobName <text:s/>Partition <text:s text:c="3"/>Account <text:s/>AllocCPUS <text:s text:c="5"/>State ExitCode </text:p>
            </text:list-item>
            <text:list-item>
              <text:p text:style-name="P83">------------ ---------- ---------- ---------- ---------- ---------- -------- </text:p>
            </text:list-item>
            <text:list-item>
              <text:p text:style-name="P83">94 <text:s text:c="10"/>script-2.+ <text:s text:c="8"/>vm <text:s text:c="4"/>guests <text:s text:c="9"/>8 <text:s/>NODE_FAIL <text:s text:c="5"/>0:0 </text:p>
            </text:list-item>
            <text:list-item>
              <text:p text:style-name="P83">94.batch <text:s text:c="9"/>batch <text:s text:c="15"/>guests <text:s text:c="9"/>2 <text:s/>CANCELLED <text:s text:c="4"/>0:15 </text:p>
            </text:list-item>
            <text:list-item>
              <text:p text:style-name="P83">94.0 <text:s text:c="10"/>hostname <text:s text:c="15"/>guests <text:s text:c="9"/>4 <text:s/>NODE_FAIL <text:s text:c="5"/>0:0 </text:p>
            </text:list-item>
            <text:list-item>
              <text:p text:style-name="P83">[romain.pereira@vm0 ~]$ sudo scontrol update nodename=vm1 state=idle</text:p>
            </text:list-item>
            <text:list-item>
              <text:p text:style-name="P83">[romain.pereira@vm0 ~]$ sinfo -Rl</text:p>
            </text:list-item>
            <text:list-item>
              <text:p text:style-name="P83">Mon Feb 11 16:44:13 2019</text:p>
            </text:list-item>
            <text:list-item>
              <text:p text:style-name="P83">REASON <text:s text:c="14"/>USER <text:s text:c="8"/>TIMESTAMP <text:s text:c="10"/>STATE <text:s/>NODELIST</text:p>
            </text:list-item>
            <text:list-item>
              <text:p text:style-name="P83">[romain.pereira@vm0 ~]$ squeue</text:p>
            </text:list-item>
            <text:list-item>
              <text:p text:style-name="P83"><text:s/>JOBID PARTITION <text:s text:c="4"/>NAME <text:s text:c="4"/>USER ST <text:s text:c="6"/>TIME <text:s/>NODES NODELIST(REASON)</text:p>
            </text:list-item>
            <text:list-item>
              <text:p text:style-name="P83"><text:s/>94 <text:s text:c="7"/>vm script-2 romain.p CG <text:s text:c="6"/>0:00 <text:s text:c="5"/>1 vm0</text:p>
            </text:list-item>
            <text:list-item>
              <text:p text:style-name="P83">[romain.pereira@vm0 ~]$ sacct -j 94</text:p>
            </text:list-item>
            <text:list-item>
              <text:p text:style-name="P83"><text:s text:c="7"/>JobID <text:s text:c="3"/>JobName <text:s/>Partition <text:s text:c="3"/>Account <text:s/>AllocCPUS <text:s text:c="5"/>State ExitCode </text:p>
            </text:list-item>
            <text:list-item>
              <text:p text:style-name="P83">------------ ---------- ---------- ---------- ---------- ---------- -------- </text:p>
            </text:list-item>
            <text:list-item>
              <text:p text:style-name="P83">94 <text:s text:c="10"/>script-2.+ <text:s text:c="8"/>vm <text:s text:c="4"/>guests <text:s text:c="9"/>8 <text:s/>NODE_FAIL <text:s text:c="5"/>0:0 </text:p>
            </text:list-item>
            <text:list-item>
              <text:p text:style-name="P83">94.batch <text:s text:c="9"/>batch <text:s text:c="15"/>guests <text:s text:c="9"/>2 <text:s/>CANCELLED <text:s text:c="4"/>0:15 </text:p>
            </text:list-item>
            <text:list-item>
              <text:p text:style-name="P83">94.0 <text:s text:c="10"/>hostname <text:s text:c="15"/>guests <text:s text:c="9"/>4 <text:s/>NODE_FAIL <text:s text:c="5"/>0:0</text:p>
              <text:p text:style-name="P83"><text:s/><text:span text:style-name="T47">=&gt; On constate que le job a été mis dans l’état ‘CANCELLED’ et non pas ‘PENDING’ lorsque le nœud s’est coupé. Le job n’a donc pas été relancé une fois le nœud redemarré.</text:span></text:p>
            </text:list-item>
          </text:list>
        </text:list-item>
        <text:list-item>
          <text:p text:style-name="P35"><text:span text:style-name="T34">Lancer deux fois de suite le script script-2.2.sh en demandant une allocation de ressources « exclusive » de 4 tâches sur 4 nœuds, </text:span>Puis « drainer » un nœud à l’aide de la commande scontrol. <text:span text:style-name="T36">Constater l’état des nœuds à l’aide de la commande sinfo et </text:span>l’état du second job une fois le premier terminé, <text:span text:style-name="T36">R</text:span>emettre <text:soft-page-break/><text:span text:style-name="T36">ensuite </text:span>le nœud « drained » en production. (regarder dans « man scontrol » pour trouver les syntaxes exactes)</text:p>
          <text:list>
            <text:list-header>
              <text:p text:style-name="P66">…</text:p>
            </text:list-header>
          </text:list>
        </text:list-item>
        <text:list-item>
          <text:p text:style-name="P37">Lancer le <text:span text:style-name="T34">script script-2.2.sh en demandant une allocation de ressources de 4 tâches sur 4 nœuds </text:span>puis passer un des nœuds à l’état « down ». Que constatez-vous sur l’état du job ? Remettre ensuite le nœud en état de « production ».</text:p>
        </text:list-item>
      </text:list>
      <text:p text:style-name="Code">…</text:p>
      <text:h text:style-name="P51" text:outline-level="2">Test du Backfilling</text:h>
      <text:p text:style-name="P5">Le cluster est pleinement opérationnel sans aucun job en cours d’exécution. Il est maintenant possible de monter un scénario permettant d’illustrer le fonctionnement du « backfilling ». Pour cela, il suffit de :</text:p>
      <text:list xml:id="list7380217509880994943" text:style-name="L10">
        <text:list-item>
          <text:p text:style-name="P38">1 job « <text:span text:style-name="T40">bkf-1.sh » </text:span>nécessitant une partie des ressources pour une période de temps relativement longue.</text:p>
        </text:list-item>
        <text:list-item>
          <text:p text:style-name="P38">1 job « <text:span text:style-name="T40">bkf-2.sh » </text:span>nécessitant l’intégralité des ressources du cluster.</text:p>
        </text:list-item>
        <text:list-item>
          <text:p text:style-name="P39">1 job « <text:span text:style-name="T40">bkf-3.sh » </text:span>moins prioritaire que le second nécessitant l’espace non occupé (ou moins) du premier job pour une plage de temps suffisamment <text:span text:style-name="T37">longue</text:span> pour <text:span text:style-name="T37">ne pas </text:span>être « backfilled ».</text:p>
        </text:list-item>
        <text:list-item>
          <text:p text:style-name="P38">1 job « <text:span text:style-name="T40">bkf-4.sh » </text:span>moins prioritaire que le second nécessitant l’espace non occupé (ou moins) du premier job pour une plage de temps suffisamment courte pour être « backfilled ».</text:p>
        </text:list-item>
      </text:list>
      <text:list xml:id="list4347417578097809017" text:style-name="L11">
        <text:list-item>
          <text:p text:style-name="P40">Mettre en place le scénario illustrant le <text:span text:style-name="T38">principe du </text:span>« backfilling » et <text:span text:style-name="T40">commenter</text:span> les résultats des commandes slurm permettant de montrer le cheminement du scénario <text:span text:style-name="T40">vers sa réussite</text:span>.</text:p>
          <text:list>
            <text:list-header>
              <text:p text:style-name="P68">…</text:p>
            </text:list-header>
          </text:list>
        </text:list-item>
        <text:list-item>
          <text:p text:style-name="P40">Réaliser à nouveau le scénario en annulant l’exécution du premier job une fois la mise en exécution d’un nouveau job. Qu’en déduisez-vous sur les limitations du « backfilling » ?</text:p>
        </text:list-item>
      </text:list>
      <text:p text:style-name="P16">…</text:p>
      <text:list xml:id="list174902901754771" text:continue-numbering="true" text:style-name="L11">
        <text:list-item>
          <text:p text:style-name="P41"><text:span text:style-name="T24">Réaliser à nouveau le scénario </text:span><text:span text:style-name="T25">sans spécifier les temps d’allocation souhaités</text:span><text:span text:style-name="T24">. Qu’en déduisez-vous sur les </text:span><text:span text:style-name="T25">besoins</text:span><text:span text:style-name="T24"> du « backfilling » ?</text:span></text:p>
          <text:list>
            <text:list-header>
              <text:p text:style-name="P67">…</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1" svg:font-family="'DejaVu Sans'"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DejaVu Sans" fo:font-family="'DejaVu Sans'" style:font-style-name="Book"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de" style:family="paragraph" style:parent-style-name="Text_20_body" style:class="text" style:master-page-name="">
      <loext:graphic-properties draw:fill="none" draw:fill-color="#729fcf"/>
      <style:paragraph-properties fo:margin-left="1.499cm" fo:margin-right="0cm" fo:margin-top="0.3cm" fo:margin-bottom="0.25cm" loext:contextual-spacing="false" fo:text-indent="0cm" style:auto-text-indent="false" style:page-number="auto" fo:background-color="transparent" fo:padding="0.4cm" fo:border-left="2.01pt solid #808080" fo:border-right="none" fo:border-top="none" fo:border-bottom="none" style:shadow="none">
        <style:tab-stops/>
      </style:paragraph-properties>
      <style:text-properties style:font-name="DejaVu Sans Mono" fo:font-family="'DejaVu Sans Mono'" style:font-style-name="Book" style:font-family-generic="modern" style:font-pitch="fixed" fo:font-size="11pt" style:font-size-asian="10.5pt"/>
    </style:style>
    <style:style style:name="Objet_20_avec_20_flèche" style:display-name="Objet avec flèch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default-outline-level="">
      <style:paragraph-properties fo:margin-left="0cm" fo:margin-right="0cm" fo:margin-top="0.42cm" fo:margin-bottom="0.21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default-outline-level="">
      <style:paragraph-properties fo:margin-left="0cm" fo:margin-right="0cm" fo:margin-top="0cm" fo:margin-bottom="0cm" loext:contextual-spacing="false" style:line-height-at-least="0.353cm" fo:text-indent="0cm" style:auto-text-indent="false"/>
      <style:text-properties fo:color="#4c4c4c"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cm" fo:margin-right="0cm" fo:margin-top="0.6cm" fo:margin-bottom="0cm" loext:contextual-spacing="false" fo:text-align="start"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0cm" fo:margin-right="0cm" fo:margin-top="0.4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0cm" fo:margin-right="0cm" fo:margin-top="0.3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0cm" fo:margin-right="0cm" fo:margin-top="0.199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margin-left="1cm" fo:margin-right="0.499cm" fo:margin-top="2cm" fo:margin-bottom="0cm" loext:contextual-spacing="false" fo:text-align="start" style:justify-single-word="false" fo:orphans="2" fo:widows="2" fo:text-indent="0cm" style:auto-text-indent="false"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DejaVu Sans1" fo:font-family="'DejaVu Sans'" style:font-family-generic="roman" style:font-pitch="variable" fo:font-size="18pt" style:letter-kerning="true" style:font-name-asian="DejaVu Sans2"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DejaVu Sans1" fo:font-family="'DejaVu 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2"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cm" fo:margin-right="0cm" fo:margin-top="0.6cm" fo:margin-bottom="0cm" loext:contextual-spacing="false" fo:text-align="start" style:justify-single-word="false" fo:orphans="2" fo:widows="2" fo:text-indent="0cm" style:auto-text-indent="false" style:writing-mode="lr-tb"/>
      <style:text-properties fo:color="#4c4c4c"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0cm" fo:margin-right="0cm" fo:margin-top="0.4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0cm" fo:margin-right="0cm" fo:margin-top="0.3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0cm" fo:margin-right="0cm" fo:margin-top="0.199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0cm" fo:margin-right="0cm" fo:margin-top="0.101cm" fo:margin-bottom="0cm" loext:contextual-spacing="false" fo:text-indent="0cm" style:auto-text-indent="false"/>
      <style:text-properties fo:color="#4c4c4c"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start-value="0"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relien Degremont</meta:initial-creator>
    <meta:creation-date>2018-02-20T16:43:31.647784575</meta:creation-date>
    <dc:date>2019-02-11T17:49:01.742780811</dc:date>
    <meta:editing-duration>P1DT18H28M56S</meta:editing-duration>
    <meta:editing-cycles>122</meta:editing-cycles>
    <meta:generator>LibreOffice/5.2.7.2$Linux_X86_64 LibreOffice_project/20m0$Build-2</meta:generator>
    <meta:document-statistic meta:table-count="0" meta:image-count="0" meta:object-count="0" meta:page-count="10" meta:paragraph-count="246" meta:word-count="2409" meta:character-count="16627" meta:non-whitespace-character-count="12545"/>
  </office:meta>
</office:document-meta>
</file>